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ea5" officeooo:paragraph-rsid="00041ea5"/>
    </style:style>
    <style:style style:name="P2" style:family="paragraph" style:parent-style-name="Standard">
      <style:paragraph-properties fo:text-align="start" style:justify-single-word="false"/>
      <style:text-properties officeooo:rsid="00041ea5" officeooo:paragraph-rsid="00041ea5"/>
    </style:style>
    <style:style style:name="P3" style:family="paragraph" style:parent-style-name="Standard">
      <style:paragraph-properties fo:text-align="start" style:justify-single-word="false"/>
      <style:text-properties officeooo:rsid="00041ea5" officeooo:paragraph-rsid="000b5acd"/>
    </style:style>
    <style:style style:name="P4" style:family="paragraph" style:parent-style-name="Standard">
      <style:paragraph-properties fo:text-align="center" style:justify-single-word="false"/>
      <style:text-properties officeooo:rsid="00048673" officeooo:paragraph-rsid="00048673"/>
    </style:style>
    <style:style style:name="P5" style:family="paragraph" style:parent-style-name="Standard">
      <style:paragraph-properties fo:text-align="start" style:justify-single-word="false"/>
      <style:text-properties officeooo:rsid="00048673" officeooo:paragraph-rsid="00048673"/>
    </style:style>
    <style:style style:name="P6" style:family="paragraph" style:parent-style-name="Standard">
      <style:paragraph-properties fo:text-align="start" style:justify-single-word="false"/>
      <style:text-properties officeooo:rsid="0005ab7f" officeooo:paragraph-rsid="0005ab7f"/>
    </style:style>
    <style:style style:name="P7" style:family="paragraph" style:parent-style-name="Standard">
      <style:paragraph-properties fo:text-align="start" style:justify-single-word="false"/>
      <style:text-properties officeooo:rsid="0005ab7f" officeooo:paragraph-rsid="000845e9"/>
    </style:style>
    <style:style style:name="P8" style:family="paragraph" style:parent-style-name="Standard">
      <style:paragraph-properties fo:text-align="start" style:justify-single-word="false"/>
      <style:text-properties officeooo:rsid="000845e9" officeooo:paragraph-rsid="000845e9"/>
    </style:style>
    <style:style style:name="P9" style:family="paragraph" style:parent-style-name="Standard">
      <style:paragraph-properties fo:text-align="start" style:justify-single-word="false"/>
      <style:text-properties officeooo:rsid="00098dd6" officeooo:paragraph-rsid="00098dd6"/>
    </style:style>
    <style:style style:name="P10" style:family="paragraph" style:parent-style-name="Standard">
      <style:paragraph-properties fo:text-align="start" style:justify-single-word="false"/>
      <style:text-properties officeooo:rsid="000d6b99" officeooo:paragraph-rsid="000d6b99"/>
    </style:style>
    <style:style style:name="P11" style:family="paragraph" style:parent-style-name="Standard">
      <style:paragraph-properties fo:text-align="center" style:justify-single-word="false"/>
      <style:text-properties fo:font-size="16pt" officeooo:rsid="00041ea5" officeooo:paragraph-rsid="00041ea5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8pt" officeooo:rsid="00098dd6" officeooo:paragraph-rsid="00098dd6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0845e9" officeooo:paragraph-rsid="000845e9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officeooo:rsid="000d6b99" officeooo:paragraph-rsid="000d6b99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officeooo:rsid="00048673" officeooo:paragraph-rsid="00048673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officeooo:rsid="00101873" officeooo:paragraph-rsid="00101873"/>
    </style:style>
    <style:style style:name="P17" style:family="paragraph" style:parent-style-name="Standard">
      <style:paragraph-properties fo:text-align="start" style:justify-single-word="false"/>
      <style:text-properties fo:font-size="18pt" officeooo:rsid="000d6b99" officeooo:paragraph-rsid="00048673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098dd6" officeooo:paragraph-rsid="00098dd6" style:font-size-asian="18pt" style:font-size-complex="18pt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048673" officeooo:paragraph-rsid="00048673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0845e9" officeooo:paragraph-rsid="000845e9"/>
    </style:style>
    <style:style style:name="P21" style:family="paragraph" style:parent-style-name="Standard">
      <style:paragraph-properties fo:text-align="center" style:justify-single-word="false"/>
      <style:text-properties fo:font-style="italic" officeooo:rsid="000d6b99" officeooo:paragraph-rsid="000d6b99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125d5b" officeooo:paragraph-rsid="00125d5b" style:font-style-asian="italic" style:font-style-complex="italic"/>
    </style:style>
    <style:style style:name="T1" style:family="text">
      <style:text-properties officeooo:rsid="000845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8dd6"/>
    </style:style>
    <style:style style:name="T4" style:family="text">
      <style:text-properties fo:font-style="italic"/>
    </style:style>
    <style:style style:name="T5" style:family="text">
      <style:text-properties fo:font-style="italic" officeooo:rsid="000b5acd" style:font-style-asian="italic" style:font-style-complex="italic"/>
    </style:style>
    <style:style style:name="T6" style:family="text">
      <style:text-properties officeooo:rsid="000b5acd"/>
    </style:style>
    <style:style style:name="T7" style:family="text">
      <style:text-properties officeooo:rsid="00125d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ROPOSAL</text:p>
      <text:p text:style-name="P1"/>
      <text:p text:style-name="P11">Unmasking Misinformation Bots on Twitter using Deep Learning</text:p>
      <text:p text:style-name="P21">Jamison MacFarland</text:p>
      <text:p text:style-name="P22">Nicholas Campagna</text:p>
      <text:p text:style-name="P4"/>
      <text:p text:style-name="P3">Today, social bots make up between 9-15% of all Twitter accounts. This is a direct threat to democracy, as an explicit attempt to influence public opinion and sow dissent. Techniques do exist for discovering these accounts through data analysis and AI . More trivial bots are easily found, but there exists a class of bots using sophisticated algorithms to evade detection and continue to spread their propaganda <text:span text:style-name="T6">(</text:span><text:span text:style-name="T5">Varol et al.)</text:span></text:p>
      <text:p text:style-name="P2"/>
      <text:p text:style-name="P5"><text:span text:style-name="T7">We</text:span> <text:span text:style-name="T7">will</text:span> train an Artificial Neural Network on existing public datasets containing confirmed and suspected bot accounts. </text:p>
      <text:p text:style-name="P5"/>
      <text:p text:style-name="P16">=========================================================================</text:p>
      <text:p text:style-name="P5"/>
      <text:p text:style-name="P17">STATE SPACE</text:p>
      <text:p text:style-name="P15"/>
      <text:list xml:id="list3658374281" text:style-name="L1">
        <text:list-item>
          <text:p text:style-name="P19">All input nodes</text:p>
          <text:list>
            <text:list-item>
              <text:p text:style-name="P20">Age of account</text:p>
            </text:list-item>
            <text:list-item>
              <text:p text:style-name="P20">Ratio followers:followed</text:p>
            </text:list-item>
            <text:list-item>
              <text:p text:style-name="P20">Hashtags/topics tweeted</text:p>
            </text:list-item>
            <text:list-item>
              <text:p text:style-name="P20">Accounts tweeted at (journalists, politicians, bot networks)</text:p>
            </text:list-item>
            <text:list-item>
              <text:p text:style-name="P20">Timing of tweets</text:p>
            </text:list-item>
          </text:list>
        </text:list-item>
        <text:list-item>
          <text:p text:style-name="P19">A number of hidden intermediary nodes</text:p>
        </text:list-item>
        <text:list-item>
          <text:p text:style-name="P19">Two output nodes, Bot or Not (with percentage score based on confidence)</text:p>
        </text:list-item>
      </text:list>
      <text:p text:style-name="P5"/>
      <text:p text:style-name="P16">=========================================================================</text:p>
      <text:p text:style-name="P5"/>
      <text:p text:style-name="P14">PROBLEM DEFINITION</text:p>
      <text:p text:style-name="P10"/>
      <text:p text:style-name="P6">The problem is partially observable, and uses a single agent. It is stochastic, as there is no factor that solely determines whether an account is counterfeit or not. This determination is based on a large number of factors, only a few of which will be measured for the sake of simplicity and time.</text:p>
      <text:p text:style-name="P6"/>
      <text:p text:style-name="P6">This ANN will be dealing with discrete observations of a somewhat-continuous world. Data points such as word choice, timing, etc. are continuous, but hashtags, names, and account network connections are not.</text:p>
      <text:p text:style-name="P6"/>
      <text:p text:style-name="P8"><text:span text:style-name="T7">We</text:span> do not yet know the inner workings of an Artificial Neural Net well enough to properly lay out <text:span text:style-name="T7">our</text:span> process going forward, but <text:span text:style-name="T7">we</text:span> will be in close contact with the Professor as <text:span text:style-name="T7">we</text:span> develop <text:span text:style-name="T7">our</text:span> approach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4">EXISTING DATA</text:p>
      <text:p text:style-name="P6"/>
      <text:p text:style-name="P6">There exist several <text:span text:style-name="T2">high-quality datasets containing known and suspected bot accounts</text:span>, many including additional annotated data. <text:span text:style-name="T1">These datasets are organized by type (e.g. political bot, retweet spambots, etc). T</text:span>hese sets are presented in <text:span text:style-name="T1">standard T</text:span>SV format and are compatible with many common analysis tools in Python.</text:p>
      <text:p text:style-name="P6"/>
      <text:p text:style-name="P6">The end product of this project will be an <text:span text:style-name="T2">easy-to-use tool for constructing social network representations, gathering tweet data, and scoring accounts on a percentage scale of Bot or Not.</text:span> This will take an account ID and attempt to discover whether or not it is a political propaganda bot.</text:p>
      <text:p text:style-name="P6"/>
      <text:p text:style-name="P8">This result will be manually evaluated for suspicious activity, as well as submitted to the <text:s/><text:a xlink:type="simple" xlink:href="https://botometer.iuni.iu.edu/" text:style-name="Internet_20_link" text:visited-style-name="Visited_20_Internet_20_Link">https://botometer.iuni.iu.edu</text:a> bot checker en masse. <text:span text:style-name="T2">This will give a total accuracy score, and allow evaluation of the ANN’s algorithm for correctness and accuracy of prediction.</text:span></text:p>
      <text:p text:style-name="P8"/>
      <text:p text:style-name="P16">=========================================================================</text:p>
      <text:p text:style-name="P8"/>
      <text:p text:style-name="P13">COMPONENTS AND SCHEDULE</text:p>
      <text:p text:style-name="P8"/>
      <text:p text:style-name="P8">DATA INTAKE/<text:span text:style-name="T3">NORMALIZATION</text:span> (weeks 1-2):</text:p>
      <text:p text:style-name="P8"><text:tab/><text:span text:style-name="T7">Our</text:span> input datasets only contain Twitter account IDs. It will be necessary to produce a data-collection scraper to gather user metadata and tweet history for each of the input IDs, and present this data in a format that can be analyzed and used as input for the ANN. In addition, the project will require negative data (real, normal human accounts) to reduce false positives.</text:p>
      <text:p text:style-name="P8"/>
      <text:p text:style-name="P8">NEURAL NET (weeks 2-3):</text:p>
      <text:p text:style-name="P8"><text:tab/>This section will consist of producing a neural net catered to the input data, and training the net on both positive and negative bot datasets.</text:p>
      <text:p text:style-name="P8"/>
      <text:p text:style-name="P16">=========================================================================</text:p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REFERENCES</text:p>
      <text:p text:style-name="P9"/>
      <text:p text:style-name="P9">Alessandro Balestrucci, Rocco De Nicola, Marinella Petrocchi and Catia Trubiani, Do You Really Follow Them? Automatic Detection of Credulous Twitter Users, Intelligent Data Engineering and Automated Learning – IDEAL 2019, 10.1007/978-3-030-33607-3_44, (402-410), (2019).</text:p>
      <text:p text:style-name="P9"/>
      <text:p text:style-name="P9">Ahmed, F., &amp; Abulaish, M. (2013). A generic statistical approach for spam detection in online social networks. <text:span text:style-name="T4">Computer Communications</text:span>, 36( 10–11), 1120– 1129. </text:p>
      <text:p text:style-name="P9"/>
      <text:p text:style-name="P9">Broniatowski, D. A., Jamison, A. M., Qi, S., AlKulaib, L., Chen, T., Benton, A., … Dredze, M. (2018). Weaponized health communication: Twitter bots and Russian trolls amplify the vaccine debate. <text:span text:style-name="T4">American Journal of Public Health</text:span>, 108( 10), 1378– 1384. </text:p>
      <text:p text:style-name="P9"/>
      <text:p text:style-name="P9">Onur Varol, Emilio Ferrara, Clayton Davis, Filippo Menczer, Alessandro Flammini. <text:a xlink:type="simple" xlink:href="https://arxiv.org/abs/1703.03107" office:target-frame-name="_blank" xlink:show="new" text:style-name="Internet_20_link" text:visited-style-name="Visited_20_Internet_20_Link">Online Human-Bot Interactions: Detection, Estimation, and Characterization</text:a>. ICWSM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6:14:05.271940905</meta:creation-date>
    <dc:date>2019-11-19T12:50:55.633664019</dc:date>
    <meta:editing-duration>P1DT5H21M2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37" meta:word-count="629" meta:character-count="4312" meta:non-whitespace-character-count="3722"/>
  </office:meta>
</office:document-meta>
</file>